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c42" officeooo:paragraph-rsid="00197c4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7c42" officeooo:paragraph-rsid="00197c4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97c42" officeooo:paragraph-rsid="00197c4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c1b35" officeooo:paragraph-rsid="001da6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c1b35" officeooo:paragraph-rsid="001e5e4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1cdf7" officeooo:paragraph-rsid="0021cdf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da637" officeooo:paragraph-rsid="001da63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a637" officeooo:paragraph-rsid="001e5e4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7192" officeooo:paragraph-rsid="0021719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1cdf7" officeooo:paragraph-rsid="0021cdf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cdf7" officeooo:paragraph-rsid="0024e9a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417bf4" officeooo:paragraph-rsid="001e5e4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24e9af" officeooo:paragraph-rsid="0024e9af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17bf4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417bf4" officeooo:paragraph-rsid="00417bf4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43f201" officeooo:paragraph-rsid="0043f20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43f201" officeooo:paragraph-rsid="0043f201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officeooo:rsid="0043f201" officeooo:paragraph-rsid="0043f201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normal" officeooo:rsid="004ea689" officeooo:paragraph-rsid="004ea689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font-weight="normal" officeooo:rsid="0021cdf7" officeooo:paragraph-rsid="0021cdf7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fo:font-weight="normal" officeooo:rsid="0056f389" officeooo:paragraph-rsid="0056f389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436672" officeooo:paragraph-rsid="00436672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21cdf7" officeooo:paragraph-rsid="0021cdf7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24e9af" officeooo:paragraph-rsid="0024e9af"/>
    </style:style>
    <style:style style:name="T1" style:family="text">
      <style:text-properties fo:font-weight="normal" officeooo:rsid="001da637" style:font-weight-asian="normal" style:font-weight-complex="normal"/>
    </style:style>
    <style:style style:name="T2" style:family="text">
      <style:text-properties fo:font-weight="normal" officeooo:rsid="001e5e49" style:font-weight-asian="normal" style:font-weight-complex="normal"/>
    </style:style>
    <style:style style:name="T3" style:family="text">
      <style:text-properties fo:font-weight="normal" officeooo:rsid="00277156" style:font-weight-asian="normal" style:font-weight-complex="normal"/>
    </style:style>
    <style:style style:name="T4" style:family="text">
      <style:text-properties fo:font-weight="normal" officeooo:rsid="0028625a" style:font-weight-asian="normal" style:font-weight-complex="normal"/>
    </style:style>
    <style:style style:name="T5" style:family="text">
      <style:text-properties fo:font-weight="normal" officeooo:rsid="002ac448" style:font-weight-asian="normal" style:font-weight-complex="normal"/>
    </style:style>
    <style:style style:name="T6" style:family="text">
      <style:text-properties fo:font-weight="normal" officeooo:rsid="003f1fb2" style:font-weight-asian="normal" style:font-weight-complex="normal"/>
    </style:style>
    <style:style style:name="T7" style:family="text">
      <style:text-properties fo:font-weight="normal" officeooo:rsid="00511beb" style:font-weight-asian="normal" style:font-weight-complex="normal"/>
    </style:style>
    <style:style style:name="T8" style:family="text">
      <style:text-properties fo:font-size="12pt" fo:font-weight="bold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233222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21cdf7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25225d" style:font-size-asian="10.5pt" style:font-weight-asian="bold" style:font-size-complex="12pt" style:font-weight-complex="bold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1cdf7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417bf4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47e1f0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48d312" style:font-size-asian="10.5pt" style:font-weight-asian="normal" style:font-size-complex="12pt" style:font-weight-complex="normal"/>
    </style:style>
    <style:style style:name="T17" style:family="text">
      <style:text-properties officeooo:rsid="001da637"/>
    </style:style>
    <style:style style:name="T18" style:family="text">
      <style:text-properties officeooo:rsid="001e5e49"/>
    </style:style>
    <style:style style:name="T19" style:family="text">
      <style:text-properties officeooo:rsid="00277156"/>
    </style:style>
    <style:style style:name="T20" style:family="text">
      <style:text-properties officeooo:rsid="0046950a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6f389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: Chirculete Vlad Mihai</text:p>
      <text:p text:style-name="P1">Grupa: 231</text:p>
      <text:p text:style-name="P1"/>
      <text:p text:style-name="P1"/>
      <text:p text:style-name="P2">Tema1</text:p>
      <text:p text:style-name="P2">Varianta 2, problema <text:span text:style-name="T19">2</text:span></text:p>
      <text:p text:style-name="P3"/>
      <text:p text:style-name="P3"/>
      <text:p text:style-name="P3"/>
      <text:p text:style-name="P4">Corectitudine: <text:span text:style-name="T1">Presupunem ca avem </text:span><text:span text:style-name="T3">textele nesortate </text:span><text:span text:style-name="T4">si le vom sorta dupa </text:span><text:span text:style-name="T6">raportul frecventa/lungime </text:span><text:span text:style-name="T7">descrescator</text:span><text:span text:style-name="T6">.</text:span></text:p>
      <text:p text:style-name="P7"/>
      <text:p text:style-name="P5"><text:span text:style-name="T1"><text:tab/></text:span><text:span text:style-name="T17">Exista cazuri in care sortarea descrescatoare dupa rapoarte sa nu fie optima?</text:span></text:p>
      <text:p text:style-name="P8"/>
      <text:p text:style-name="P5"><text:span text:style-name="T1"><text:s/></text:span><text:span text:style-name="T2">La fiecare pas trebuie sa ne decidem ce alegem dintre </text:span><text:span text:style-name="T18">a</text:span><text:span text:style-name="T2"> si </text:span><text:span text:style-name="T18">b </text:span><text:span text:style-name="T2">(unde a si b sunt </text:span><text:span text:style-name="T5">doua texte</text:span><text:span text:style-name="T2">).</text:span></text:p>
      <text:p text:style-name="P12"/>
      <text:list xml:id="list596196311" text:style-name="L1">
        <text:list-item>
          <text:p text:style-name="P14"><text:span text:style-name="T14">Presupunem ca </text:span><text:span text:style-name="T15">este optim sa </text:span><text:span text:style-name="T16">a</text:span><text:span text:style-name="T15">legem </text:span><text:span text:style-name="T14">cuvantul care are raportul mai mare.</text:span></text:p>
        </text:list-item>
        <text:list-item>
          <text:p text:style-name="P15">Fie cuvintele</text:p>
          <text:list>
            <text:list-item>
              <text:p text:style-name="P22"><text:span text:style-name="T14">1</text:span><text:span text:style-name="T12">) L=500<text:tab/>F=2500<text:tab/>Rap = 5</text:span></text:p>
            </text:list-item>
            <text:list-item>
              <text:p text:style-name="P16">2) L=1<text:tab/><text:tab/>F=25<text:tab/><text:tab/>Rap = 25</text:p>
            </text:list-item>
            <text:list-item>
              <text:p text:style-name="P16">3) L=5<text:tab/><text:tab/>F=50<text:tab/><text:tab/>Rap = 10</text:p>
            </text:list-item>
          </text:list>
        </text:list-item>
      </text:list>
      <text:p text:style-name="P17"/>
      <text:list xml:id="list1650771881" text:style-name="L2">
        <text:list-item>
          <text:p text:style-name="P18">Daca alegem tot timpul cuvantul cu raportul mai mare obtinem ordinea 2), 3), 1) <text:span text:style-name="T20">cu timpul total de acces este 25*1 + 50*(5+1) + 2500*(500 + 5 + 1) = 1.265.325<text:tab/></text:span><text:span text:style-name="T22">(1)</text:span></text:p>
        </text:list-item>
        <text:list-item>
          <text:p text:style-name="P19">Daca am fi ales cuvantul cu raportul mai mic am fi obtinut ordinea 1), 3), 2) cu timpul total de acces este 2500 * 500 + 50 * (5+500) + 25 * (500 + 5 + 1) = 1.287.900<text:tab/><text:span text:style-name="T22">(2)</text:span></text:p>
        </text:list-item>
        <text:list-item>
          <text:p text:style-name="P21"><text:span text:style-name="T21">(1) si (2) </text:span>→ pentru a minimiza timpul total de acces varianta optima este sa ordonam cuvintele pe banda in ordine descrescatoare a rapoartelor frecv/lungime.</text:p>
        </text:list-item>
      </text:list>
      <text:p text:style-name="P9"/>
      <text:p text:style-name="P6">Complexitate:</text:p>
      <text:p text:style-name="P10"><text:tab/></text:p>
      <text:list xml:id="list2998802278" text:style-name="L3">
        <text:list-item>
          <text:p text:style-name="P23"><text:span text:style-name="T12">o </text:span><text:span text:style-name="T8">sortare</text:span><text:span text:style-name="T12"> de </text:span><text:span text:style-name="T8">vector</text:span><text:span text:style-name="T12"> (din </text:span><text:span text:style-name="T8">STL</text:span><text:span text:style-name="T12">, complexitate: </text:span><text:span text:style-name="T8">O(n logn) </text:span><text:span text:style-name="T12">)</text:span></text:p>
        </text:list-item>
        <text:list-item>
          <text:p text:style-name="P20">atribuiri simple</text:p>
        </text:list-item>
        <text:list-item>
          <text:p text:style-name="P23"><text:span text:style-name="T8">fo</text:span><text:span text:style-name="T9">r</text:span><text:span text:style-name="T12"> pentru citirea din fisier, n iteratii (complexitate: </text:span><text:span text:style-name="T8">O(n)</text:span><text:span text:style-name="T12">)</text:span></text:p>
        </text:list-item>
        <text:list-item>
          <text:p text:style-name="P24"><text:span text:style-name="T8">for</text:span><text:span text:style-name="T12"> pentru scrierea in fisier </text:span><text:span text:style-name="T13">(complexitate: </text:span><text:span text:style-name="T10">O(n)</text:span><text:span text:style-name="T13">)</text:span></text:p>
        </text:list-item>
      </text:list>
      <text:p text:style-name="P11"/>
      <text:p text:style-name="P13"><text:span text:style-name="T13"><text:tab/></text:span><text:span text:style-name="T11">Total: O(n log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6:54:40.845214518</meta:creation-date>
    <dc:date>2017-11-07T19:24:38.323257099</dc:date>
    <meta:editing-duration>PT1H47M1S</meta:editing-duration>
    <meta:editing-cycles>53</meta:editing-cycles>
    <meta:generator>LibreOffice/5.4.1.2$Linux_X86_64 LibreOffice_project/40m0$Build-2</meta:generator>
    <meta:document-statistic meta:table-count="0" meta:image-count="0" meta:object-count="0" meta:page-count="1" meta:paragraph-count="22" meta:word-count="230" meta:character-count="1216" meta:non-whitespace-character-count="1011"/>
  </office:meta>
</office:document-meta>
</file>